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2.028in"/>
    </style:style>
    <style:style style:name="co4" style:family="table-column">
      <style:table-column-properties fo:break-before="auto" style:column-width="1.8937in"/>
    </style:style>
    <style:style style:name="co5" style:family="table-column">
      <style:table-column-properties fo:break-before="auto" style:column-width="4.0382in"/>
    </style:style>
    <style:style style:name="co6" style:family="table-column">
      <style:table-column-properties fo:break-before="auto" style:column-width="2.072in"/>
    </style:style>
    <style:style style:name="co7" style:family="table-column">
      <style:table-column-properties fo:break-before="auto" style:column-width="4.1543in"/>
    </style:style>
    <style:style style:name="co8" style:family="table-column">
      <style:table-column-properties fo:break-before="auto" style:column-width="0.5071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7535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4717in" fo:break-before="auto" style:use-optimal-row-height="true"/>
    </style:style>
    <style:style style:name="ro3" style:family="table-row">
      <style:table-row-properties style:row-height="0.3201in" fo:break-before="auto" style:use-optimal-row-height="true"/>
    </style:style>
    <style:style style:name="ro4" style:family="table-row">
      <style:table-row-properties style:row-height="0.5in" fo:break-before="auto" style:use-optimal-row-height="false"/>
    </style:style>
    <style:style style:name="ro5" style:family="table-row">
      <style:table-row-properties style:row-height="0.6228in" fo:break-before="auto" style:use-optimal-row-height="true"/>
    </style:style>
    <style:style style:name="ro6" style:family="table-row">
      <style:table-row-properties style:row-height="0.4819in" fo:break-before="auto" style:use-optimal-row-height="true"/>
    </style:style>
    <style:style style:name="ro7" style:family="table-row">
      <style:table-row-properties style:row-height="0.7744in" fo:break-before="auto" style:use-optimal-row-height="true"/>
    </style:style>
    <style:style style:name="ro8" style:family="table-row">
      <style:table-row-properties style:row-height="0.9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value-type" style:repeat-content="false" fo:wrap-option="wrap" style:vertical-align="middle"/>
      <style:paragraph-properties fo:margin-left="0in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Parent</text:p>
          </table:table-cell>
          <table:table-cell table:style-name="ce1" office:value-type="string">
            <text:p>Text definition</text:p>
          </table:table-cell>
          <table:table-cell table:style-name="ce1" office:value-type="string">
            <text:p>Comments</text:p>
          </table:table-cell>
          <table:table-cell table:style-name="ce1" office:value-type="string">
            <text:p>Subclass of</text:p>
          </table:table-cell>
          <table:table-cell table:style-name="ce6" office:value-type="string">
            <text:p>Ignore</text:p>
          </table:table-cell>
          <table:table-cell table:style-name="ce6" office:value-type="string">
            <text:p>Notes</text:p>
          </table:table-cell>
          <table:table-cell table:style-name="ce6" office:value-type="string">
            <text:p>Plant type</text:p>
          </table:table-cell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01</text:p>
          </table:table-cell>
          <table:table-cell office:value-type="string">
            <text:p>plant phenological trait</text:p>
          </table:table-cell>
          <table:table-cell office:value-type="string">
            <text:p>PATO:'quality'</text:p>
          </table:table-cell>
          <table:table-cell table:style-name="ce4" office:value-type="string">
            <text:p>A {PATO:'quality'} of a {whole plant} that indicates whether the plant is participating in one or more plant phenological stages {$plant phenological stage}.</text:p>
          </table:table-cell>
          <table:table-cell table:number-columns-repeated="5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02</text:p>
          </table:table-cell>
          <table:table-cell office:value-type="string">
            <text:p>plant structure presence</text:p>
          </table:table-cell>
          <table:table-cell office:value-type="string">
            <text:p>'plant phenological trait'</text:p>
          </table:table-cell>
          <table:table-cell table:style-name="ce4" office:value-type="string">
            <text:p>A {plant phenological trait} that is measured by the number of some {plant structure} that are part of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03</text:p>
          </table:table-cell>
          <table:table-cell office:value-type="string">
            <text:p>abscised plant structure presence</text:p>
          </table:table-cell>
          <table:table-cell office:value-type="string">
            <text:p>'plant phenological trait'</text:p>
          </table:table-cell>
          <table:table-cell table:style-name="ce4" office:value-type="string">
            <text:p>A {plant phenological trait} that is measured by the number of some {plant structure} that a {whole plant} has abscised or that have been removed from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4"/>
          <table:table-cell table:number-columns-repeated="5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04</text:p>
          </table:table-cell>
          <table:table-cell office:value-type="string">
            <text:p>vascular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2027</text:p>
          </table:table-cell>
          <table:table-cell office:value-type="string">
            <text:p>non-senescing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<text:s/>on a {whole plant} that are in the {vascular leaf expansion stage} or {vascular leaf post-expansion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05</text:p>
          </table:table-cell>
          <table:table-cell office:value-type="string">
            <text:p>expanding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<text:s/>on a {whole plant} that are in the {vascular leaf expansion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29</text:p>
          </table:table-cell>
          <table:table-cell office:value-type="string">
            <text:p>unfolding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<text:s/>on a {whole plant} that are in the {vascular leaf unfolding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30</text:p>
          </table:table-cell>
          <table:table-cell office:value-type="string">
            <text:p>unfolded expanding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<text:s/>on a {whole plant} that are in the {vascular leaf unfolded expanding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>
            <text:p>Class</text:p>
          </table:table-cell>
          <table:table-cell office:value-type="string">
            <text:p>PPO:0002031</text:p>
          </table:table-cell>
          <table:table-cell office:value-type="string">
            <text:p>expanded not mature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on a {whole plant} that are in the {vascular leaf expanded not mature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06</text:p>
          </table:table-cell>
          <table:table-cell office:value-type="string">
            <text:p>mature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on a {whole plant} that are in the {vascular leaf mature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07</text:p>
          </table:table-cell>
          <table:table-cell office:value-type="string">
            <text:p>senescing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on a {whole plant} that are in the {vascular leaf senescent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08</text:p>
          </table:table-cell>
          <table:table-cell office:value-type="string">
            <text:p>breaking bud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vegetative buds {$vegetative bud} on a {whole plant} that are in the {bud burst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09</text:p>
          </table:table-cell>
          <table:table-cell office:value-type="string">
            <text:p>abscised leaf presence</text:p>
          </table:table-cell>
          <table:table-cell office:value-type="string">
            <text:p>'abscised plant structure presence'</text:p>
          </table:table-cell>
          <table:table-cell table:style-name="ce4" office:value-type="string">
            <text:p>A {plant phenological trait} that is measured by the number of true leaves {$true leaf} that a {whole plant} has abscised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10</text:p>
          </table:table-cell>
          <table:table-cell office:value-type="string">
            <text:p>new above-ground shoot-borne shoot system presence</text:p>
          </table:table-cell>
          <table:table-cell office:value-type="string">
            <text:p>'plant structure presence'</text:p>
          </table:table-cell>
          <table:table-cell table:style-name="ce5" office:value-type="string">
            <text:p>A {plant phenological trait} that is measured by the number of new above-ground shoot-borne shoot systems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5"/>
          <table:table-cell table:number-columns-repeated="5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2011</text:p>
          </table:table-cell>
          <table:table-cell office:value-type="string">
            <text:p>reproductive structur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reproductive structures (flower buds {$flower bud}, fresh flowers {$fresh flower}, fresh inflorescences {$fresh inflorescence}, fruits {$fruit}, and/or cones {$strobilus})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4"/>
          <table:table-cell table:number-columns-repeated="5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12</text:p>
          </table:table-cell>
          <table:table-cell office:value-type="string">
            <text:p>flower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lower buds {$flower bud}, fresh flowers {$fresh flower}, and/or fresh inflorescences {$fresh inflorescence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13</text:p>
          </table:table-cell>
          <table:table-cell office:value-type="string">
            <text:p>flower head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resh inflorescences {$fresh inflorescence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14</text:p>
          </table:table-cell>
          <table:table-cell office:value-type="string">
            <text:p>open flower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lowers on a {whole plant} that are in the {open flower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15</text:p>
          </table:table-cell>
          <table:table-cell office:value-type="string">
            <text:p>pollen-releasing flower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lowers on a {whole plant} that are in the {pollen-releasing flower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16</text:p>
          </table:table-cell>
          <table:table-cell office:value-type="string">
            <text:p>fruit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ruits {$fruit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17</text:p>
          </table:table-cell>
          <table:table-cell office:value-type="string">
            <text:p>ripening fruit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ripening fruits {$ripening fruit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28</text:p>
          </table:table-cell>
          <table:table-cell office:value-type="string">
            <text:p>ripe fruit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ripe fruits {$ripe fruit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>
            <text:p>Class</text:p>
          </table:table-cell>
          <table:table-cell office:value-type="string">
            <text:p>PPO:0002018</text:p>
          </table:table-cell>
          <table:table-cell office:value-type="string">
            <text:p>abscised fruit or seed presence</text:p>
          </table:table-cell>
          <table:table-cell office:value-type="string">
            <text:p>'abscised plant structure presence'</text:p>
          </table:table-cell>
          <table:table-cell table:style-name="ce4" office:value-type="string">
            <text:p>A {plant phenological trait} that is measured by the number of a whole plant's ripening fruits {$ripening fruit} that have been abscised or removed by an herbivore and/or the number of ripening fruits on a {whole plant} that have abscised mature seeds {$mature seed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4"/>
          <table:table-cell table:number-columns-repeated="5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19</text:p>
          </table:table-cell>
          <table:table-cell office:value-type="string">
            <text:p>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cones (strobili) {$strobilus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20</text:p>
          </table:table-cell>
          <table:table-cell office:value-type="string">
            <text:p>pollen 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resh male/pollen cones (fresh microsporangiate strobili) {$fresh microsporangiate strobilus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2021</text:p>
          </table:table-cell>
          <table:table-cell office:value-type="string">
            <text:p>open pollen 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resh male/pollen cones (fresh microsporangiate strobili) {$fresh microsporangiate strobilus} on a {whole plant} that are in the {open microsporangiate strobilus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2022</text:p>
          </table:table-cell>
          <table:table-cell office:value-type="string">
            <text:p>pollen-releasing pollen 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resh male/pollen cones (microsporangiate strobili) {$fresh microsporangiate strobilus} on a {whole plant} that are in the {pollen-releasing strobilus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23</text:p>
          </table:table-cell>
          <table:table-cell office:value-type="string">
            <text:p>seed 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resh female/seed cones (fresh megasporangiate strobili) {$fresh megasporangiate strobilus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24</text:p>
          </table:table-cell>
          <table:table-cell office:value-type="string">
            <text:p>unripe seed 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unripe female/seed cones (unripe megasporangiate strobili) {$unripe megasporangiate strobilus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25</text:p>
          </table:table-cell>
          <table:table-cell office:value-type="string">
            <text:p>ripening seed 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ripening female/seed cones (ripening megasporangiate strobili) {$ripening megasporangiate strobilus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8">
          <table:table-cell office:value-type="string">
            <text:p>Class</text:p>
          </table:table-cell>
          <table:table-cell office:value-type="string">
            <text:p>PPO:0002026</text:p>
          </table:table-cell>
          <table:table-cell office:value-type="string">
            <text:p>abscised cone or seed presence</text:p>
          </table:table-cell>
          <table:table-cell office:value-type="string">
            <text:p>'abscised plant structure presence'</text:p>
          </table:table-cell>
          <table:table-cell table:style-name="ce4" office:value-type="string">
            <text:p>A {plant phenological trait} that is measured by the number of a whole plant's ripening female/seed cones (ripening megasporangiate strobili) {$ripening megasporangiate strobilus} that have been abscised or removed by an herbivore and/or the number of ripening female/seed cones on a {whole plant} that have abscised mature seeds {$mature seed}.</text:p>
          </table:table-cell>
          <table:table-cell office:value-type="string">
            <text:p>The number can be 0 or more and only includes the most recent cone crop.</text:p>
          </table:table-cell>
          <table:table-cell table:number-columns-repeated="4"/>
        </table:table-row>
        <table:table-row table:style-name="ro8" table:number-rows-repeated="3">
          <table:table-cell table:number-columns-repeated="10"/>
        </table:table-row>
        <table:table-row table:style-name="ro8" table:number-rows-repeated="3">
          <table:table-cell table:style-name="Default" table:number-columns-repeated="7"/>
          <table:table-cell table:number-columns-repeated="3"/>
        </table:table-row>
        <table:table-row table:style-name="ro8" table:number-rows-repeated="1048533">
          <table:table-cell table:number-columns-repeated="10"/>
        </table:table-row>
        <table:table-row table:style-name="ro8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6/21/2017</text:date>, <text:time>19:5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1T19:53:30</dc:date>
    <dc:creator>Ramona Walls</dc:creator>
    <meta:editing-duration>P20DT18H56M47S</meta:editing-duration>
    <meta:editing-cycles>90</meta:editing-cycles>
    <meta:generator>OpenOffice/4.1.3$Unix OpenOffice.org_project/413m1$Build-9783</meta:generator>
    <meta:document-statistic meta:table-count="1" meta:cell-count="195" meta:object-count="0"/>
  </office:meta>
</office:document-meta>
</file>